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undantTest.processExtra( Object object ,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traProcessor.getExtraType( Object object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ExtraProcessor.processExtra( Object object ,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undantTest.test_ext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undantTest.test_extraWith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